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0.7965in"/>
    </style:style>
    <style:style style:name="co6" style:family="table-column">
      <style:table-column-properties fo:break-before="auto" style:column-width="3.3807in"/>
    </style:style>
    <style:style style:name="co4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717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2.8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ain_tabl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1021" table:default-cell-style-name="Default"/>
        <table:table-row table:style-name="ro1"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21"/>
        </table:table-row>
        <table:table-row table:style-name="ro1">
          <table:table-cell table:style-name="ce2" office:value-type="string" calcext:value-type="string">
            <text:p>bib_type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string" calcext:value-type="string">
            <text:p>Category for entry type.</text:p>
          </table:table-cell>
          <table:table-cell table:style-name="ce2" table:number-columns-repeated="1021"/>
        </table:table-row>
        <table:table-row table:style-name="ro1">
          <table:table-cell table:style-name="ce2" office:value-type="string" calcext:value-type="string">
            <text:p>bibtexkey</text:p>
          </table:table-cell>
          <table:table-cell table:style-name="ce2" office:value-type="string" calcext:value-type="string">
            <text:p>custom</text:p>
          </table:table-cell>
          <table:table-cell table:style-name="ce2" office:value-type="string" calcext:value-type="string">
            <text:p>Identifier for reference entry (primary key).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auth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Author(s) of 'title'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auth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Author(s) of 'booktitle'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or</text:p>
          </table:table-cell>
          <table:table-cell office:value-type="string" calcext:value-type="string">
            <text:p>individuals</text:p>
          </table:table-cell>
          <table:table-cell office:value-type="string" calcext:value-type="string">
            <text:p>Editor(s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itu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University or simil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Manual/website publisher or event sponso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lisher</text:p>
          </table:table-cell>
          <table:table-cell office:value-type="string" calcext:value-type="string">
            <text:p>organizations</text:p>
          </table:table-cell>
          <table:table-cell office:value-type="string" calcext:value-type="string">
            <text:p>Publisher(s)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ook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in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multi-volume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urnal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Or ‘journal’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Or ‘journaltitle’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journal special issu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title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Title of conferenceor event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titles</text:p>
          </table:table-cell>
          <table:table-cell office:value-type="string" calcext:value-type="string">
            <text:p>Publication seri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Volume of journal or multi-volume boo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ed issue of journal or book in seri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Chapter number of '@inCollection'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 of physical part of logical volum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on-number issue of journ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olumes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Number of volumes for multi-volume wor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dition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As *integer* rather than ordin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Revision number for software or manua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bstate</text:p>
          </table:table-cell>
          <table:table-cell office:value-type="string" calcext:value-type="string">
            <text:p>versions</text:p>
          </table:table-cell>
          <table:table-cell office:value-type="string" calcext:value-type="string">
            <text:p>Publication state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pages</text:p>
          </table:table-cell>
          <table:table-cell office:value-type="string" calcext:value-type="string">
            <text:p>Page list or rang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getotal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Total number of pages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ublication ye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Publication date as *YYYY-MM-DD*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ent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Conference or event dat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date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ccess date for 'url'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URL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Digital Object Identifi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Type of '@manual', '@report', or '@thesis'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office:value-type="string" calcext:value-type="string">
            <text:p>Language of work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International Standard Book Numb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ss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International Standard Serial Numbe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an</text:p>
          </table:table-cell>
          <table:table-cell office:value-type="string" calcext:value-type="string">
            <text:p>standards</text:p>
          </table:table-cell>
          <table:table-cell office:value-type="string" calcext:value-type="string">
            <text:p>European Article Number.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file</text:p>
          </table:table-cell>
          <table:table-cell office:value-type="string" calcext:value-type="string">
            <text:p>Local link to file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Home of editorial or institution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Location of an event.</text:p>
          </table:table-cell>
          <table:table-cell table:number-columns-repeated="1021"/>
        </table:table-row>
      </table:table>
      <table:table table:name="file_list" table:style-name="ta1"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table:style-name="ce3" office:value-type="string" calcext:value-type="string">
            <text:p>field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bibtexkey</text:p>
          </table:table-cell>
          <table:table-cell office:value-type="string" calcext:value-type="string">
            <text:p>Identifier for respective reference entry (foreign key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Name of the file (used as primary key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e</text:p>
          </table:table-cell>
          <table:table-cell office:value-type="string" calcext:value-type="string">
            <text:p>MIME type, required by **JabRef**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Brief description of file.</text:p>
          </table:table-cell>
          <table:table-cell table:number-columns-repeated="1022"/>
        </table:table-row>
      </table:table>
      <table:table table:name="entry_type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0:10:50.43349028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5T15:07:49.682770534</meta:creation-date>
    <dc:date>2021-01-18T10:13:17.085216428</dc:date>
    <meta:editing-duration>PT46M59S</meta:editing-duration>
    <meta:editing-cycles>22</meta:editing-cycles>
    <meta:generator>LibreOffice/6.4.6.2$Linux_X86_64 LibreOffice_project/40$Build-2</meta:generator>
    <meta:document-statistic meta:table-count="3" meta:cell-count="136" meta:object-count="0"/>
  </office:meta>
</office:document-meta>
</file>